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232.61pt"/>
    </style:style>
    <style:style style:name="co5" style:family="table-column">
      <style:table-column-properties fo:break-before="auto" style:column-width="192.44pt"/>
    </style:style>
    <style:style style:name="co6" style:family="table-column">
      <style:table-column-properties fo:break-before="auto" style:column-width="112.14pt"/>
    </style:style>
    <style:style style:name="co7" style:family="table-column">
      <style:table-column-properties fo:break-before="auto" style:column-width="122.94pt"/>
    </style:style>
    <style:style style:name="co8" style:family="table-column">
      <style:table-column-properties fo:break-before="auto" style:column-width="117.55pt"/>
    </style:style>
    <style:style style:name="co9" style:family="table-column">
      <style:table-column-properties fo:break-before="auto" style:column-width="109.05pt"/>
    </style:style>
    <style:style style:name="co10" style:family="table-column">
      <style:table-column-properties fo:break-before="auto" style:column-width="111.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queue-results-latency" table:style-name="ta1">
        <table:shapes>
          <draw:frame draw:z-index="0" draw:style-name="gr1" draw:text-style-name="P1" svg:width="982.46pt" svg:height="255.23pt" svg:x="2.32pt" svg:y="131.02pt">
            <draw:object draw:notify-on-update-of-ranges="'queue-results-latency'.A1:'queue-results-latency'.A1 'queue-results-latency'.A2:'queue-results-latency'.A10 'queue-results-latency'.B1:'queue-results-latency'.B1 'queue-results-latency'.B2:'queue-results-latency'.B10 'queue-results-latency'.A1:'queue-results-latency'.A1 'queue-results-latency'.A2:'queue-results-latency'.A10 'queue-results-latency'.C1:'queue-results-latency'.C1 'queue-results-latency'.C2:'queue-results-latency'.C10 'queue-results-latency'.A1:'queue-results-latency'.A1 'queue-results-latency'.A2:'queue-results-latency'.A10 'queue-results-latency'.D1:'queue-results-latency'.D1 'queue-results-latency'.D2:'queue-results-latency'.D10 'queue-results-latency'.A1:'queue-results-latency'.A1 'queue-results-latency'.A2:'queue-results-latency'.A10 'queue-results-latency'.E1:'queue-results-latency'.E1 'queue-results-latency'.E2:'queue-results-latency'.E10 'queue-results-latency'.A1:'queue-results-latency'.A1 'queue-results-latency'.A2:'queue-results-latency'.A10 'queue-results-latency'.F1:'queue-results-latency'.F1 'queue-results-latency'.F2:'queue-results-latency'.F10 'queue-results-latency'.A1:'queue-results-latency'.A1 'queue-results-latency'.A2:'queue-results-latency'.A10 'queue-results-latency'.G1:'queue-results-latency'.G1 'queue-results-latency'.G2:'queue-results-latency'.G10 'queue-results-latency'.A1:'queue-results-latency'.A1 'queue-results-latency'.A2:'queue-results-latency'.A10 'queue-results-latency'.H1:'queue-results-latency'.H1 'queue-results-latency'.H2:'queue-results-latency'.H10 'queue-results-latency'.A1:'queue-results-latency'.A1 'queue-results-latency'.A2:'queue-results-latency'.A10 'queue-results-latency'.I1:'queue-results-latency'.I1 'queue-results-latency'.I2:'queue-results-latency'.I10 'queue-results-latency'.A1:'queue-results-latency'.A1 'queue-results-latency'.A2:'queue-results-latency'.A10 'queue-results-latency'.J1:'queue-results-latency'.J1 'queue-results-latency'.J2:'queue-results-latency'.J10 'queue-results-latency'.A1:'queue-results-latency'.A1 'queue-results-latency'.A2:'queue-results-latency'.A10 'queue-results-latency'.K1:'queue-results-latency'.K1 'queue-results-latency'.K2:'queue-results-latency'.K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lock-free queue"</text:p>
          </table:table-cell>
          <table:table-cell office:value-type="string" calcext:value-type="string">
            <text:p>lock-free queue with pool"</text:p>
          </table:table-cell>
          <table:table-cell office:value-type="string" calcext:value-type="string">
            <text:p>lock-free queue with pool and exponential backoff"</text:p>
          </table:table-cell>
          <table:table-cell office:value-type="string" calcext:value-type="string">
            <text:p>lock-free queue with pool and no backoff"</text:p>
          </table:table-cell>
          <table:table-cell office:value-type="string" calcext:value-type="string">
            <text:p>boost::lockfree::queue"</text:p>
          </table:table-cell>
          <table:table-cell office:value-type="string" calcext:value-type="string">
            <text:p>cds::container::msqueue"</text:p>
          </table:table-cell>
          <table:table-cell office:value-type="string" calcext:value-type="string">
            <text:p>cds::container::fcqueue"</text:p>
          </table:table-cell>
          <table:table-cell office:value-type="string" calcext:value-type="string">
            <text:p>tbb::concurent_queue"</text:p>
          </table:table-cell>
          <table:table-cell office:value-type="string" calcext:value-type="string">
            <text:p>std::queue with mutex"</text:p>
          </table:table-cell>
          <table:table-cell office:value-type="string" calcext:value-type="string">
            <text:p>std::queue with spin-lock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295686" calcext:value-type="float">
            <text:p>2.95686E-007</text:p>
          </table:table-cell>
          <table:table-cell office:value-type="float" office:value="0.000000116769" calcext:value-type="float">
            <text:p>1.16769E-007</text:p>
          </table:table-cell>
          <table:table-cell office:value-type="float" office:value="0.000000116601" calcext:value-type="float">
            <text:p>1.16601E-007</text:p>
          </table:table-cell>
          <table:table-cell office:value-type="float" office:value="0.000000116867" calcext:value-type="float">
            <text:p>1.16867E-007</text:p>
          </table:table-cell>
          <table:table-cell office:value-type="float" office:value="0.000000123446" calcext:value-type="float">
            <text:p>1.23446E-007</text:p>
          </table:table-cell>
          <table:table-cell office:value-type="float" office:value="0.000000260345" calcext:value-type="float">
            <text:p>2.60345E-007</text:p>
          </table:table-cell>
          <table:table-cell office:value-type="float" office:value="0.000000149248" calcext:value-type="float">
            <text:p>1.49248E-007</text:p>
          </table:table-cell>
          <table:table-cell office:value-type="float" office:value="0.000000113538" calcext:value-type="float">
            <text:p>1.13538E-007</text:p>
          </table:table-cell>
          <table:table-cell office:value-type="float" office:value="0.000000118457" calcext:value-type="float">
            <text:p>1.18457E-007</text:p>
          </table:table-cell>
          <table:table-cell office:value-type="float" office:value="0.000000124503" calcext:value-type="float">
            <text:p>1.24503E-0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336747" calcext:value-type="float">
            <text:p>3.36747E-006</text:p>
          </table:table-cell>
          <table:table-cell office:value-type="float" office:value="0.00000258373" calcext:value-type="float">
            <text:p>2.58373E-006</text:p>
          </table:table-cell>
          <table:table-cell office:value-type="float" office:value="0.0000027576" calcext:value-type="float">
            <text:p>2.7576E-006</text:p>
          </table:table-cell>
          <table:table-cell office:value-type="float" office:value="0.000000325851" calcext:value-type="float">
            <text:p>3.25851E-007</text:p>
          </table:table-cell>
          <table:table-cell office:value-type="float" office:value="0.000000339745" calcext:value-type="float">
            <text:p>3.39745E-007</text:p>
          </table:table-cell>
          <table:table-cell office:value-type="float" office:value="0.000000441063" calcext:value-type="float">
            <text:p>4.41063E-007</text:p>
          </table:table-cell>
          <table:table-cell office:value-type="float" office:value="0.00000255499" calcext:value-type="float">
            <text:p>0.000002555</text:p>
          </table:table-cell>
          <table:table-cell office:value-type="float" office:value="0.000000276689" calcext:value-type="float">
            <text:p>2.76689E-007</text:p>
          </table:table-cell>
          <table:table-cell office:value-type="float" office:value="0.000000362356" calcext:value-type="float">
            <text:p>3.62356E-007</text:p>
          </table:table-cell>
          <table:table-cell office:value-type="float" office:value="0.00000245532" calcext:value-type="float">
            <text:p>2.45532E-0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725307" calcext:value-type="float">
            <text:p>7.25307E-006</text:p>
          </table:table-cell>
          <table:table-cell office:value-type="float" office:value="0.00000558401" calcext:value-type="float">
            <text:p>0.000005584</text:p>
          </table:table-cell>
          <table:table-cell office:value-type="float" office:value="0.00000621606" calcext:value-type="float">
            <text:p>6.21606E-006</text:p>
          </table:table-cell>
          <table:table-cell office:value-type="float" office:value="0.000000335475" calcext:value-type="float">
            <text:p>3.35475E-007</text:p>
          </table:table-cell>
          <table:table-cell office:value-type="float" office:value="0.000000366293" calcext:value-type="float">
            <text:p>3.66293E-007</text:p>
          </table:table-cell>
          <table:table-cell office:value-type="float" office:value="0.00000048284" calcext:value-type="float">
            <text:p>4.8284E-007</text:p>
          </table:table-cell>
          <table:table-cell office:value-type="float" office:value="0.00000503894" calcext:value-type="float">
            <text:p>5.03894E-006</text:p>
          </table:table-cell>
          <table:table-cell office:value-type="float" office:value="0.000000297706" calcext:value-type="float">
            <text:p>2.97706E-007</text:p>
          </table:table-cell>
          <table:table-cell office:value-type="float" office:value="0.000000410501" calcext:value-type="float">
            <text:p>4.10501E-007</text:p>
          </table:table-cell>
          <table:table-cell office:value-type="float" office:value="0.00000535626" calcext:value-type="float">
            <text:p>5.35626E-0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120782" calcext:value-type="float">
            <text:p>1.20782E-005</text:p>
          </table:table-cell>
          <table:table-cell office:value-type="float" office:value="0.00000908814" calcext:value-type="float">
            <text:p>9.08814E-006</text:p>
          </table:table-cell>
          <table:table-cell office:value-type="float" office:value="0.00000989321" calcext:value-type="float">
            <text:p>9.89321E-006</text:p>
          </table:table-cell>
          <table:table-cell office:value-type="float" office:value="0.000000355497" calcext:value-type="float">
            <text:p>3.55497E-007</text:p>
          </table:table-cell>
          <table:table-cell office:value-type="float" office:value="0.000000366129" calcext:value-type="float">
            <text:p>3.66129E-007</text:p>
          </table:table-cell>
          <table:table-cell office:value-type="float" office:value="0.000000508728" calcext:value-type="float">
            <text:p>5.08728E-007</text:p>
          </table:table-cell>
          <table:table-cell office:value-type="float" office:value="0.00000747771" calcext:value-type="float">
            <text:p>7.47771E-006</text:p>
          </table:table-cell>
          <table:table-cell office:value-type="float" office:value="0.000000798436" calcext:value-type="float">
            <text:p>7.98436E-007</text:p>
          </table:table-cell>
          <table:table-cell office:value-type="float" office:value="0.000000505733" calcext:value-type="float">
            <text:p>5.05733E-007</text:p>
          </table:table-cell>
          <table:table-cell office:value-type="float" office:value="0.00000871327" calcext:value-type="float">
            <text:p>8.71327E-0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167958" calcext:value-type="float">
            <text:p>1.67958E-005</text:p>
          </table:table-cell>
          <table:table-cell office:value-type="float" office:value="0.0000133492" calcext:value-type="float">
            <text:p>1.33492E-005</text:p>
          </table:table-cell>
          <table:table-cell office:value-type="float" office:value="0.0000107869" calcext:value-type="float">
            <text:p>1.07869E-005</text:p>
          </table:table-cell>
          <table:table-cell office:value-type="float" office:value="0.000000337761" calcext:value-type="float">
            <text:p>3.37761E-007</text:p>
          </table:table-cell>
          <table:table-cell office:value-type="float" office:value="0.000000379651" calcext:value-type="float">
            <text:p>3.79651E-007</text:p>
          </table:table-cell>
          <table:table-cell office:value-type="float" office:value="0.000000506051" calcext:value-type="float">
            <text:p>5.06051E-007</text:p>
          </table:table-cell>
          <table:table-cell office:value-type="float" office:value="0.0000101073" calcext:value-type="float">
            <text:p>1.01073E-005</text:p>
          </table:table-cell>
          <table:table-cell office:value-type="float" office:value="0.0000200728" calcext:value-type="float">
            <text:p>2.00728E-005</text:p>
          </table:table-cell>
          <table:table-cell office:value-type="float" office:value="0.000000831907" calcext:value-type="float">
            <text:p>8.31907E-007</text:p>
          </table:table-cell>
          <table:table-cell office:value-type="float" office:value="0.0000135484" calcext:value-type="float">
            <text:p>1.35484E-0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244652" calcext:value-type="float">
            <text:p>2.44652E-005</text:p>
          </table:table-cell>
          <table:table-cell office:value-type="float" office:value="0.0000253297" calcext:value-type="float">
            <text:p>2.53297E-005</text:p>
          </table:table-cell>
          <table:table-cell office:value-type="float" office:value="0.0000155881" calcext:value-type="float">
            <text:p>1.55881E-005</text:p>
          </table:table-cell>
          <table:table-cell office:value-type="float" office:value="0.000000389243" calcext:value-type="float">
            <text:p>3.89243E-007</text:p>
          </table:table-cell>
          <table:table-cell office:value-type="float" office:value="0.000000362552" calcext:value-type="float">
            <text:p>3.62552E-007</text:p>
          </table:table-cell>
          <table:table-cell office:value-type="float" office:value="0.000000516818" calcext:value-type="float">
            <text:p>5.16818E-007</text:p>
          </table:table-cell>
          <table:table-cell office:value-type="float" office:value="0.0000212078" calcext:value-type="float">
            <text:p>2.12078E-005</text:p>
          </table:table-cell>
          <table:table-cell office:value-type="float" office:value="0.000043938" calcext:value-type="float">
            <text:p>0.000043938</text:p>
          </table:table-cell>
          <table:table-cell office:value-type="float" office:value="0.00000128341" calcext:value-type="float">
            <text:p>1.28341E-006</text:p>
          </table:table-cell>
          <table:table-cell office:value-type="float" office:value="0.0000221402" calcext:value-type="float">
            <text:p>2.21402E-0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286586" calcext:value-type="float">
            <text:p>2.86586E-005</text:p>
          </table:table-cell>
          <table:table-cell office:value-type="float" office:value="0.0000314253" calcext:value-type="float">
            <text:p>3.14253E-005</text:p>
          </table:table-cell>
          <table:table-cell office:value-type="float" office:value="0.0000202279" calcext:value-type="float">
            <text:p>2.02279E-005</text:p>
          </table:table-cell>
          <table:table-cell office:value-type="float" office:value="0.000000374887" calcext:value-type="float">
            <text:p>3.74887E-007</text:p>
          </table:table-cell>
          <table:table-cell office:value-type="float" office:value="0.000000372731" calcext:value-type="float">
            <text:p>3.72731E-007</text:p>
          </table:table-cell>
          <table:table-cell office:value-type="float" office:value="0.000000525619" calcext:value-type="float">
            <text:p>5.25619E-007</text:p>
          </table:table-cell>
          <table:table-cell office:value-type="float" office:value="0.0000335829" calcext:value-type="float">
            <text:p>3.35829E-005</text:p>
          </table:table-cell>
          <table:table-cell office:value-type="float" office:value="0.0000641585" calcext:value-type="float">
            <text:p>6.41585E-005</text:p>
          </table:table-cell>
          <table:table-cell office:value-type="float" office:value="0.00000233813" calcext:value-type="float">
            <text:p>2.33813E-006</text:p>
          </table:table-cell>
          <table:table-cell office:value-type="float" office:value="0.000023883" calcext:value-type="float">
            <text:p>0.00002388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366414" calcext:value-type="float">
            <text:p>3.66414E-005</text:p>
          </table:table-cell>
          <table:table-cell office:value-type="float" office:value="0.0000273541" calcext:value-type="float">
            <text:p>2.73541E-005</text:p>
          </table:table-cell>
          <table:table-cell office:value-type="float" office:value="0.0000184384" calcext:value-type="float">
            <text:p>1.84384E-005</text:p>
          </table:table-cell>
          <table:table-cell office:value-type="float" office:value="0.000000295728" calcext:value-type="float">
            <text:p>2.95728E-007</text:p>
          </table:table-cell>
          <table:table-cell office:value-type="float" office:value="0.000000322824" calcext:value-type="float">
            <text:p>3.22824E-007</text:p>
          </table:table-cell>
          <table:table-cell office:value-type="float" office:value="0.00000176785" calcext:value-type="float">
            <text:p>1.76785E-006</text:p>
          </table:table-cell>
          <table:table-cell office:value-type="float" office:value="0.0000444171" calcext:value-type="float">
            <text:p>4.44171E-005</text:p>
          </table:table-cell>
          <table:table-cell office:value-type="float" office:value="0.0000915435" calcext:value-type="float">
            <text:p>9.15435E-005</text:p>
          </table:table-cell>
          <table:table-cell office:value-type="float" office:value="0.00000333181" calcext:value-type="float">
            <text:p>3.33181E-006</text:p>
          </table:table-cell>
          <table:table-cell office:value-type="float" office:value="0.0000242654" calcext:value-type="float">
            <text:p>2.42654E-00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233822" calcext:value-type="float">
            <text:p>0.000233822</text:p>
          </table:table-cell>
          <table:table-cell office:value-type="float" office:value="0.0000328974" calcext:value-type="float">
            <text:p>3.28974E-005</text:p>
          </table:table-cell>
          <table:table-cell office:value-type="float" office:value="0.0000273207" calcext:value-type="float">
            <text:p>2.73207E-005</text:p>
          </table:table-cell>
          <table:table-cell office:value-type="float" office:value="0.000000315383" calcext:value-type="float">
            <text:p>3.15383E-007</text:p>
          </table:table-cell>
          <table:table-cell office:value-type="float" office:value="0.000000318758" calcext:value-type="float">
            <text:p>3.18758E-007</text:p>
          </table:table-cell>
          <table:table-cell office:value-type="float" office:value="0.00000302617" calcext:value-type="float">
            <text:p>3.02617E-006</text:p>
          </table:table-cell>
          <table:table-cell office:value-type="float" office:value="0.0000721162" calcext:value-type="float">
            <text:p>7.21162E-005</text:p>
          </table:table-cell>
          <table:table-cell office:value-type="float" office:value="0.000145627" calcext:value-type="float">
            <text:p>0.000145627</text:p>
          </table:table-cell>
          <table:table-cell office:value-type="float" office:value="0.00000302972" calcext:value-type="float">
            <text:p>3.02972E-006</text:p>
          </table:table-cell>
          <table:table-cell office:value-type="float" office:value="0.000030175" calcext:value-type="float">
            <text:p>0.000030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3T20:51:12.954027374</dc:date>
    <dc:creator>andrew </dc:creator>
    <meta:editing-duration>PT1M21S</meta:editing-duration>
    <meta:editing-cycles>1</meta:editing-cycles>
    <meta:document-statistic meta:table-count="1" meta:cell-count="11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4.66cm" svg:height="9.005cm" xlink:href=".." xlink:type="simple" chart:class="chart:scatter" chart:style-name="ch1">
        <chart:legend chart:legend-position="end" svg:x="25.643cm" svg:y="1.962cm" style:legend-expansion="high" chart:style-name="ch2"/>
        <chart:plot-area chart:style-name="ch3" table:cell-range-address="'queue-results-latency'.A1:'queue-results-latency'.K10" chart:data-source-has-labels="row" svg:x="0.693cm" svg:y="0.18cm" svg:width="24.257cm" svg:height="8.645cm">
          <chartooo:coordinate-region svg:x="2.161cm" svg:y="0.379cm" svg:width="22.50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ueue-results-latency'.B2:'queue-results-latency'.B10" chart:label-cell-address="'queue-results-latency'.B1:'queue-results-latency'.B1" chart:class="chart:scatter">
            <chart:domain table:cell-range-address="'queue-results-latency'.A2:'queue-results-latency'.A10"/>
            <chart:data-point chart:repeated="9"/>
          </chart:series>
          <chart:series chart:style-name="ch7" chart:values-cell-range-address="'queue-results-latency'.C2:'queue-results-latency'.C10" chart:label-cell-address="'queue-results-latency'.C1:'queue-results-latency'.C1" chart:class="chart:scatter">
            <chart:data-point chart:repeated="9"/>
          </chart:series>
          <chart:series chart:style-name="ch8" chart:values-cell-range-address="'queue-results-latency'.D2:'queue-results-latency'.D10" chart:label-cell-address="'queue-results-latency'.D1:'queue-results-latency'.D1" chart:class="chart:scatter">
            <chart:data-point chart:repeated="9"/>
          </chart:series>
          <chart:series chart:style-name="ch9" chart:values-cell-range-address="'queue-results-latency'.E2:'queue-results-latency'.E10" chart:label-cell-address="'queue-results-latency'.E1:'queue-results-latency'.E1" chart:class="chart:scatter">
            <chart:data-point chart:repeated="9"/>
          </chart:series>
          <chart:series chart:style-name="ch10" chart:values-cell-range-address="'queue-results-latency'.F2:'queue-results-latency'.F10" chart:label-cell-address="'queue-results-latency'.F1:'queue-results-latency'.F1" chart:class="chart:scatter">
            <chart:data-point chart:repeated="9"/>
          </chart:series>
          <chart:series chart:style-name="ch11" chart:values-cell-range-address="'queue-results-latency'.G2:'queue-results-latency'.G10" chart:label-cell-address="'queue-results-latency'.G1:'queue-results-latency'.G1" chart:class="chart:scatter">
            <chart:data-point chart:repeated="9"/>
          </chart:series>
          <chart:series chart:style-name="ch12" chart:values-cell-range-address="'queue-results-latency'.H2:'queue-results-latency'.H10" chart:label-cell-address="'queue-results-latency'.H1:'queue-results-latency'.H1" chart:class="chart:scatter">
            <chart:data-point chart:repeated="9"/>
          </chart:series>
          <chart:series chart:style-name="ch13" chart:values-cell-range-address="'queue-results-latency'.I2:'queue-results-latency'.I10" chart:label-cell-address="'queue-results-latency'.I1:'queue-results-latency'.I1" chart:class="chart:scatter">
            <chart:data-point chart:repeated="9"/>
          </chart:series>
          <chart:series chart:style-name="ch14" chart:values-cell-range-address="'queue-results-latency'.J2:'queue-results-latency'.J10" chart:label-cell-address="'queue-results-latency'.J1:'queue-results-latency'.J1" chart:class="chart:scatter">
            <chart:data-point chart:repeated="9"/>
          </chart:series>
          <chart:series chart:style-name="ch15" chart:values-cell-range-address="'queue-results-latency'.K2:'queue-results-latency'.K10" chart:label-cell-address="'queue-results-latency'.K1:'queue-results-latency'.K1" chart:class="chart:scatte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k-free queue"</text:p>
                <draw:g>
                  <svg:desc>'queue-results-latency'.B1:'queue-results-latency'.B1</svg:desc>
                </draw:g>
              </table:table-cell>
              <table:table-cell office:value-type="string">
                <text:p>lock-free queue with pool"</text:p>
                <draw:g>
                  <svg:desc>'queue-results-latency'.C1:'queue-results-latency'.C1</svg:desc>
                </draw:g>
              </table:table-cell>
              <table:table-cell office:value-type="string">
                <text:p>lock-free queue with pool and exponential backoff"</text:p>
                <draw:g>
                  <svg:desc>'queue-results-latency'.D1:'queue-results-latency'.D1</svg:desc>
                </draw:g>
              </table:table-cell>
              <table:table-cell office:value-type="string">
                <text:p>lock-free queue with pool and no backoff"</text:p>
                <draw:g>
                  <svg:desc>'queue-results-latency'.E1:'queue-results-latency'.E1</svg:desc>
                </draw:g>
              </table:table-cell>
              <table:table-cell office:value-type="string">
                <text:p>boost::lockfree::queue"</text:p>
                <draw:g>
                  <svg:desc>'queue-results-latency'.F1:'queue-results-latency'.F1</svg:desc>
                </draw:g>
              </table:table-cell>
              <table:table-cell office:value-type="string">
                <text:p>cds::container::msqueue"</text:p>
                <draw:g>
                  <svg:desc>'queue-results-latency'.G1:'queue-results-latency'.G1</svg:desc>
                </draw:g>
              </table:table-cell>
              <table:table-cell office:value-type="string">
                <text:p>cds::container::fcqueue"</text:p>
                <draw:g>
                  <svg:desc>'queue-results-latency'.H1:'queue-results-latency'.H1</svg:desc>
                </draw:g>
              </table:table-cell>
              <table:table-cell office:value-type="string">
                <text:p>tbb::concurent_queue"</text:p>
                <draw:g>
                  <svg:desc>'queue-results-latency'.I1:'queue-results-latency'.I1</svg:desc>
                </draw:g>
              </table:table-cell>
              <table:table-cell office:value-type="string">
                <text:p>std::queue with mutex"</text:p>
                <draw:g>
                  <svg:desc>'queue-results-latency'.J1:'queue-results-latency'.J1</svg:desc>
                </draw:g>
              </table:table-cell>
              <table:table-cell office:value-type="string">
                <text:p>std::queue with spin-lock"</text:p>
                <draw:g>
                  <svg:desc>'queue-results-latency'.K1:'queue-results-latency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ueue-results-latency'.A2:'queue-results-latency'.A10</svg:desc>
                </draw:g>
              </table:table-cell>
              <table:table-cell office:value-type="float" office:value="0.000000295686">
                <text:p>0.000000295686</text:p>
                <draw:g>
                  <svg:desc>'queue-results-latency'.B2:'queue-results-latency'.B10</svg:desc>
                </draw:g>
              </table:table-cell>
              <table:table-cell office:value-type="float" office:value="0.000000116769">
                <text:p>0.000000116769</text:p>
                <draw:g>
                  <svg:desc>'queue-results-latency'.C2:'queue-results-latency'.C10</svg:desc>
                </draw:g>
              </table:table-cell>
              <table:table-cell office:value-type="float" office:value="0.000000116601">
                <text:p>0.000000116601</text:p>
                <draw:g>
                  <svg:desc>'queue-results-latency'.D2:'queue-results-latency'.D10</svg:desc>
                </draw:g>
              </table:table-cell>
              <table:table-cell office:value-type="float" office:value="0.000000116867">
                <text:p>0.000000116867</text:p>
                <draw:g>
                  <svg:desc>'queue-results-latency'.E2:'queue-results-latency'.E10</svg:desc>
                </draw:g>
              </table:table-cell>
              <table:table-cell office:value-type="float" office:value="0.000000123446">
                <text:p>0.000000123446</text:p>
                <draw:g>
                  <svg:desc>'queue-results-latency'.F2:'queue-results-latency'.F10</svg:desc>
                </draw:g>
              </table:table-cell>
              <table:table-cell office:value-type="float" office:value="0.000000260345">
                <text:p>0.000000260345</text:p>
                <draw:g>
                  <svg:desc>'queue-results-latency'.G2:'queue-results-latency'.G10</svg:desc>
                </draw:g>
              </table:table-cell>
              <table:table-cell office:value-type="float" office:value="0.000000149248">
                <text:p>0.000000149248</text:p>
                <draw:g>
                  <svg:desc>'queue-results-latency'.H2:'queue-results-latency'.H10</svg:desc>
                </draw:g>
              </table:table-cell>
              <table:table-cell office:value-type="float" office:value="0.000000113538">
                <text:p>0.000000113538</text:p>
                <draw:g>
                  <svg:desc>'queue-results-latency'.I2:'queue-results-latency'.I10</svg:desc>
                </draw:g>
              </table:table-cell>
              <table:table-cell office:value-type="float" office:value="0.000000118457">
                <text:p>0.000000118457</text:p>
                <draw:g>
                  <svg:desc>'queue-results-latency'.J2:'queue-results-latency'.J10</svg:desc>
                </draw:g>
              </table:table-cell>
              <table:table-cell office:value-type="float" office:value="0.000000124503">
                <text:p>0.000000124503</text:p>
                <draw:g>
                  <svg:desc>'queue-results-latency'.K2:'queue-results-latency'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336747">
                <text:p>0.00000336747</text:p>
              </table:table-cell>
              <table:table-cell office:value-type="float" office:value="0.00000258373">
                <text:p>0.00000258373</text:p>
              </table:table-cell>
              <table:table-cell office:value-type="float" office:value="0.0000027576">
                <text:p>0.0000027576</text:p>
              </table:table-cell>
              <table:table-cell office:value-type="float" office:value="0.000000325851">
                <text:p>0.000000325851</text:p>
              </table:table-cell>
              <table:table-cell office:value-type="float" office:value="0.000000339745">
                <text:p>0.000000339745</text:p>
              </table:table-cell>
              <table:table-cell office:value-type="float" office:value="0.000000441063">
                <text:p>0.000000441063</text:p>
              </table:table-cell>
              <table:table-cell office:value-type="float" office:value="0.00000255499">
                <text:p>0.00000255499</text:p>
              </table:table-cell>
              <table:table-cell office:value-type="float" office:value="0.000000276689">
                <text:p>0.000000276689</text:p>
              </table:table-cell>
              <table:table-cell office:value-type="float" office:value="0.000000362356">
                <text:p>0.000000362356</text:p>
              </table:table-cell>
              <table:table-cell office:value-type="float" office:value="0.00000245532">
                <text:p>0.00000245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00000725307">
                <text:p>0.00000725307</text:p>
              </table:table-cell>
              <table:table-cell office:value-type="float" office:value="0.00000558401">
                <text:p>0.00000558401</text:p>
              </table:table-cell>
              <table:table-cell office:value-type="float" office:value="0.00000621606">
                <text:p>0.00000621606</text:p>
              </table:table-cell>
              <table:table-cell office:value-type="float" office:value="0.000000335475">
                <text:p>0.000000335475</text:p>
              </table:table-cell>
              <table:table-cell office:value-type="float" office:value="0.000000366293">
                <text:p>0.000000366293</text:p>
              </table:table-cell>
              <table:table-cell office:value-type="float" office:value="0.00000048284">
                <text:p>0.00000048284</text:p>
              </table:table-cell>
              <table:table-cell office:value-type="float" office:value="0.00000503894">
                <text:p>0.00000503894</text:p>
              </table:table-cell>
              <table:table-cell office:value-type="float" office:value="0.000000297706">
                <text:p>0.000000297706</text:p>
              </table:table-cell>
              <table:table-cell office:value-type="float" office:value="0.000000410501">
                <text:p>0.000000410501</text:p>
              </table:table-cell>
              <table:table-cell office:value-type="float" office:value="0.00000535626">
                <text:p>0.00000535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.0000120782">
                <text:p>0.0000120782</text:p>
              </table:table-cell>
              <table:table-cell office:value-type="float" office:value="0.00000908814">
                <text:p>0.00000908814</text:p>
              </table:table-cell>
              <table:table-cell office:value-type="float" office:value="0.00000989321">
                <text:p>0.00000989321</text:p>
              </table:table-cell>
              <table:table-cell office:value-type="float" office:value="0.000000355497">
                <text:p>0.000000355497</text:p>
              </table:table-cell>
              <table:table-cell office:value-type="float" office:value="0.000000366129">
                <text:p>0.000000366129</text:p>
              </table:table-cell>
              <table:table-cell office:value-type="float" office:value="0.000000508728">
                <text:p>0.000000508728</text:p>
              </table:table-cell>
              <table:table-cell office:value-type="float" office:value="0.00000747771">
                <text:p>0.00000747771</text:p>
              </table:table-cell>
              <table:table-cell office:value-type="float" office:value="0.000000798436">
                <text:p>0.000000798436</text:p>
              </table:table-cell>
              <table:table-cell office:value-type="float" office:value="0.000000505733">
                <text:p>0.000000505733</text:p>
              </table:table-cell>
              <table:table-cell office:value-type="float" office:value="0.00000871327">
                <text:p>0.00000871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0.0000167958">
                <text:p>0.0000167958</text:p>
              </table:table-cell>
              <table:table-cell office:value-type="float" office:value="0.0000133492">
                <text:p>0.0000133492</text:p>
              </table:table-cell>
              <table:table-cell office:value-type="float" office:value="0.0000107869">
                <text:p>0.0000107869</text:p>
              </table:table-cell>
              <table:table-cell office:value-type="float" office:value="0.000000337761">
                <text:p>0.000000337761</text:p>
              </table:table-cell>
              <table:table-cell office:value-type="float" office:value="0.000000379651">
                <text:p>0.000000379651</text:p>
              </table:table-cell>
              <table:table-cell office:value-type="float" office:value="0.000000506051">
                <text:p>0.000000506051</text:p>
              </table:table-cell>
              <table:table-cell office:value-type="float" office:value="0.0000101073">
                <text:p>0.0000101073</text:p>
              </table:table-cell>
              <table:table-cell office:value-type="float" office:value="0.0000200728">
                <text:p>0.0000200728</text:p>
              </table:table-cell>
              <table:table-cell office:value-type="float" office:value="0.000000831907">
                <text:p>0.000000831907</text:p>
              </table:table-cell>
              <table:table-cell office:value-type="float" office:value="0.0000135484">
                <text:p>0.0000135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0.0000244652">
                <text:p>0.0000244652</text:p>
              </table:table-cell>
              <table:table-cell office:value-type="float" office:value="0.0000253297">
                <text:p>0.0000253297</text:p>
              </table:table-cell>
              <table:table-cell office:value-type="float" office:value="0.0000155881">
                <text:p>0.0000155881</text:p>
              </table:table-cell>
              <table:table-cell office:value-type="float" office:value="0.000000389243">
                <text:p>0.000000389243</text:p>
              </table:table-cell>
              <table:table-cell office:value-type="float" office:value="0.000000362552">
                <text:p>0.000000362552</text:p>
              </table:table-cell>
              <table:table-cell office:value-type="float" office:value="0.000000516818">
                <text:p>0.000000516818</text:p>
              </table:table-cell>
              <table:table-cell office:value-type="float" office:value="0.0000212078">
                <text:p>0.0000212078</text:p>
              </table:table-cell>
              <table:table-cell office:value-type="float" office:value="0.000043938">
                <text:p>0.000043938</text:p>
              </table:table-cell>
              <table:table-cell office:value-type="float" office:value="0.00000128341">
                <text:p>0.00000128341</text:p>
              </table:table-cell>
              <table:table-cell office:value-type="float" office:value="0.0000221402">
                <text:p>0.00002214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">
                <text:p>97</text:p>
              </table:table-cell>
              <table:table-cell office:value-type="float" office:value="0.0000286586">
                <text:p>0.0000286586</text:p>
              </table:table-cell>
              <table:table-cell office:value-type="float" office:value="0.0000314253">
                <text:p>0.0000314253</text:p>
              </table:table-cell>
              <table:table-cell office:value-type="float" office:value="0.0000202279">
                <text:p>0.0000202279</text:p>
              </table:table-cell>
              <table:table-cell office:value-type="float" office:value="0.000000374887">
                <text:p>0.000000374887</text:p>
              </table:table-cell>
              <table:table-cell office:value-type="float" office:value="0.000000372731">
                <text:p>0.000000372731</text:p>
              </table:table-cell>
              <table:table-cell office:value-type="float" office:value="0.000000525619">
                <text:p>0.000000525619</text:p>
              </table:table-cell>
              <table:table-cell office:value-type="float" office:value="0.0000335829">
                <text:p>0.0000335829</text:p>
              </table:table-cell>
              <table:table-cell office:value-type="float" office:value="0.0000641585">
                <text:p>0.0000641585</text:p>
              </table:table-cell>
              <table:table-cell office:value-type="float" office:value="0.00000233813">
                <text:p>0.00000233813</text:p>
              </table:table-cell>
              <table:table-cell office:value-type="float" office:value="0.000023883">
                <text:p>0.000023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">
                <text:p>129</text:p>
              </table:table-cell>
              <table:table-cell office:value-type="float" office:value="0.0000366414">
                <text:p>0.0000366414</text:p>
              </table:table-cell>
              <table:table-cell office:value-type="float" office:value="0.0000273541">
                <text:p>0.0000273541</text:p>
              </table:table-cell>
              <table:table-cell office:value-type="float" office:value="0.0000184384">
                <text:p>0.0000184384</text:p>
              </table:table-cell>
              <table:table-cell office:value-type="float" office:value="0.000000295728">
                <text:p>0.000000295728</text:p>
              </table:table-cell>
              <table:table-cell office:value-type="float" office:value="0.000000322824">
                <text:p>0.000000322824</text:p>
              </table:table-cell>
              <table:table-cell office:value-type="float" office:value="0.00000176785">
                <text:p>0.00000176785</text:p>
              </table:table-cell>
              <table:table-cell office:value-type="float" office:value="0.0000444171">
                <text:p>0.0000444171</text:p>
              </table:table-cell>
              <table:table-cell office:value-type="float" office:value="0.0000915435">
                <text:p>0.0000915435</text:p>
              </table:table-cell>
              <table:table-cell office:value-type="float" office:value="0.00000333181">
                <text:p>0.00000333181</text:p>
              </table:table-cell>
              <table:table-cell office:value-type="float" office:value="0.0000242654">
                <text:p>0.0000242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">
                <text:p>193</text:p>
              </table:table-cell>
              <table:table-cell office:value-type="float" office:value="0.000233822">
                <text:p>0.000233822</text:p>
              </table:table-cell>
              <table:table-cell office:value-type="float" office:value="0.0000328974">
                <text:p>0.0000328974</text:p>
              </table:table-cell>
              <table:table-cell office:value-type="float" office:value="0.0000273207">
                <text:p>0.0000273207</text:p>
              </table:table-cell>
              <table:table-cell office:value-type="float" office:value="0.000000315383">
                <text:p>0.000000315383</text:p>
              </table:table-cell>
              <table:table-cell office:value-type="float" office:value="0.000000318758">
                <text:p>0.000000318758</text:p>
              </table:table-cell>
              <table:table-cell office:value-type="float" office:value="0.00000302617">
                <text:p>0.00000302617</text:p>
              </table:table-cell>
              <table:table-cell office:value-type="float" office:value="0.0000721162">
                <text:p>0.0000721162</text:p>
              </table:table-cell>
              <table:table-cell office:value-type="float" office:value="0.000145627">
                <text:p>0.000145627</text:p>
              </table:table-cell>
              <table:table-cell office:value-type="float" office:value="0.00000302972">
                <text:p>0.00000302972</text:p>
              </table:table-cell>
              <table:table-cell office:value-type="float" office:value="0.000030175">
                <text:p>0.000030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